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  <style:text-properties style:font-name="Courier New" fo:font-size="11pt" fo:language="nb" fo:country="NO" style:font-name-asian="Courier New" style:font-size-asian="11pt" style:font-name-complex="Courier New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4"/>NOTE: The following procedures are included, but not implemented.</text:p>
      <text:p text:style-name="P1"><text:s text:c="10"/>If invoked, a message will be printed on the error device,</text:p>
      <text:p text:style-name="P1"><text:s text:c="10"/>and execution is allowed to continue;</text:p>
      <text:p text:style-name="P1"/>
      <text:p text:style-name="P1"><text:s text:c="10"/>SAVE (return value -100), RESTORE, FREEZE (returncode:=-100)</text:p>
      <text:p text:style-name="P1"/>
      <text:p text:style-name="P1"/>
      <text:p text:style-name="P1"><text:s text:c="4"/>**** abort(message); <text:s text:c="2"/>! Stop execution. ;</text:p>
      <text:p text:style-name="P1"/>
      <text:p text:style-name="P1"><text:s text:c="9"/>Abort will print the message on the error device and then</text:p>
      <text:p text:style-name="P1"><text:s text:c="9"/>call enterdebug (see below);</text:p>
      <text:p text:style-name="P1"/>
      <text:p text:style-name="P1"><text:s text:c="4"/>PROCEDURE abort(message); TEXT message;</text:p>
      <text:p text:style-name="P1"><text:s text:c="4"/>BEGIN</text:p>
      <text:p text:style-name="P1"><text:s text:c="10"/>if message =/= notext then inspect ERRORDEV do begin</text:p>
      <text:p text:style-name="P1"><text:s text:c="13"/>outimage;</text:p>
      <text:p text:style-name="P1"><text:s text:c="13"/>outtext("Execution terminated due to call on ABORT");</text:p>
      <text:p text:style-name="P1"><text:s text:c="13"/>outimage;</text:p>
      <text:p text:style-name="P1"><text:s text:c="10"/>end;</text:p>
      <text:p text:style-name="P1"><text:s text:c="10"/>enterdebug(false);</text:p>
      <text:p text:style-name="P1"><text:s text:c="4"/>END;</text:p>
      <text:p text:style-name="P1"/>
      <text:p text:style-name="P1"/>
      <text:p text:style-name="P1"/>
      <text:p text:style-name="P1"/>
      <text:p text:style-name="P1"><text:s text:c="4"/>**** change(master,oldt,newt); <text:s text:c="2"/>! Replacing Subtexts. ;</text:p>
      <text:p text:style-name="P1"/>
      <text:p text:style-name="P1"><text:s text:c="9"/>Change will change the subtext OLDT in MASTER - if found</text:p>
      <text:p text:style-name="P1"><text:s text:c="9"/>when searching from MASTER.POS and on - to NEWT. <text:s/>If</text:p>
      <text:p text:style-name="P1"><text:s text:c="9"/>OLDT.Length &gt;= NEWT.Length then MASTER will denote (a</text:p>
      <text:p text:style-name="P1"><text:s text:c="9"/>subtext of) the original MASTER text, otherwise MASTER will</text:p>
      <text:p text:style-name="P1"><text:s text:c="9"/>denote a new text object. <text:s/>Changing all occurrences of OLDT</text:p>
      <text:p text:style-name="P1"><text:s text:c="9"/>to NEWT may be done with the following procedure;</text:p>
      <text:p text:style-name="P1"/>
      <text:p text:style-name="P1"><text:s text:c="9"/>! PROCEDURE edit(master,oldt,newt);</text:p>
      <text:p text:style-name="P1"><text:s text:c="9"/>! NAME master;</text:p>
      <text:p text:style-name="P1"><text:s text:c="9"/>! TEXT master,oldt,newt;</text:p>
      <text:p text:style-name="P1"><text:s text:c="9"/>! BEGIN <text:s/>TEXT local;</text:p>
      <text:p text:style-name="P1"><text:s text:c="9"/>! <text:s text:c="3"/>local:- master;</text:p>
      <text:p text:style-name="P1"><text:s text:c="9"/>! <text:s text:c="3"/>WHILE local.More DO change(local,oldt,newt);</text:p>
      <text:p text:style-name="P1"><text:s text:c="9"/>! <text:s text:c="3"/>master:- local</text:p>
      <text:p text:style-name="P1"><text:s text:c="9"/>! END of edit;</text:p>
      <text:p text:style-name="P1"/>
      <text:p text:style-name="P1"><text:s text:c="4"/>BOOLEAN PROCEDURE change(master,oldt,newt); <text:s text:c="2"/>NAME master;</text:p>
      <text:p text:style-name="P1"><text:s text:c="4"/>TEXT master,oldt,newt;</text:p>
      <text:p text:style-name="P1"><text:s text:c="4"/>BEGIN</text:p>
      <text:p text:style-name="P1"><text:s text:c="6"/>EXTERNAL TEXT PROCEDURE conc3,from,frt;</text:p>
      <text:p text:style-name="P1"><text:s text:c="6"/>EXTERNAL INTEGER PROCEDURE search;</text:p>
      <text:p text:style-name="P1"><text:s text:c="6"/>TEXT local; <text:s/>INTEGER p;</text:p>
      <text:p text:style-name="P1"><text:s text:c="6"/>local:-master;</text:p>
      <text:p text:style-name="P1"><text:s text:c="6"/>p:=search(local,oldt);</text:p>
      <text:p text:style-name="P1"><text:s text:c="6"/>IF p&lt;=local.Length THEN BEGIN</text:p>
      <text:p text:style-name="P1"><text:s text:c="8"/>change:=TRUE;</text:p>
      <text:p text:style-name="P1"><text:s text:c="8"/>IF oldt.Length&gt;=newt.Length THEN BEGIN</text:p>
      <text:p text:style-name="P1"><text:s text:c="10"/>local.Sub(p,newt.Length):=newt;</text:p>
      <text:p text:style-name="P1"><text:s text:c="10"/>IF oldt.Length&gt;newt.Length THEN BEGIN</text:p>
      <text:p text:style-name="P1"><text:s text:c="12"/>from(local,p+newt.Length):=from(local,p+oldt.Length);</text:p>
      <text:p text:style-name="P1"><text:s text:c="12"/>local:-local.Sub(1,local.Length-oldt.Length+newt.Length)</text:p>
      <text:p text:style-name="P1"><text:soft-page-break/><text:s text:c="10"/>END</text:p>
      <text:p text:style-name="P1"><text:s text:c="8"/>END ELSE local:-conc3(frt(local),newt,from(local,p+oldt.Length));</text:p>
      <text:p text:style-name="P1"><text:s text:c="8"/>local.Setpos(p+newt.Length);</text:p>
      <text:p text:style-name="P1"><text:s text:c="8"/>master:-local</text:p>
      <text:p text:style-name="P1"><text:s text:c="6"/>END ELSE master.Setpos(0)</text:p>
      <text:p text:style-name="P1"><text:s text:c="4"/>END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 text:c="4"/>**** checkint(t);</text:p>
      <text:p text:style-name="P1"/>
      <text:p text:style-name="P1"><text:s text:c="9"/>CHECKINT analyses the text t from t.pos and on.</text:p>
      <text:p text:style-name="P1"><text:s text:c="9"/>If a getint operation from this position is legal the</text:p>
      <text:p text:style-name="P1"><text:s text:c="9"/>returned value is +1. If it would give an error - then</text:p>
      <text:p text:style-name="P1"><text:s text:c="9"/>if the remaining text string is blank, the result is 0,</text:p>
      <text:p text:style-name="P1"><text:s text:c="9"/>else -1. Pos is placed after a legal item (+1),</text:p>
      <text:p text:style-name="P1"><text:s text:c="9"/>after the first nonblank illegal character (-1) or after</text:p>
      <text:p text:style-name="P1"><text:s text:c="9"/>the text if the rest is empty (0).</text:p>
      <text:p text:style-name="P1"/>
      <text:p text:style-name="P1"><text:s text:c="4"/>NOTE: The current implementation will place t.pos after a</text:p>
      <text:p text:style-name="P1"><text:s text:c="10"/>complete numeric item, even if it overflows (-1).</text:p>
      <text:p text:style-name="P1"/>
      <text:p text:style-name="P1"><text:s text:c="4"/>INTEGER PROCEDURE checkint(t); <text:s text:c="3"/>NAME t; <text:s text:c="3"/>TEXT t;</text:p>
      <text:p text:style-name="P1"><text:s text:c="4"/>IF t.Strip.Length &lt; t.Pos THEN t.Setpos(0) ELSE</text:p>
      <text:p text:style-name="P1"><text:s text:c="4"/>BEGIN <text:s text:c="2"/>TEXT u; <text:s text:c="2"/>CHARACTER c; <text:s text:c="2"/>INTEGER p; <text:s text:c="2"/>REAL x;</text:p>
      <text:p text:style-name="P1"><text:s text:c="6"/>INTEGER maxintlen; REAL maxfloatint;</text:p>
      <text:p text:style-name="P1"><text:s text:c="6"/>maxintlen:= 10;</text:p>
      <text:p text:style-name="P1"><text:s text:c="6"/>maxfloatint:= 2147483647;</text:p>
      <text:p text:style-name="P1"><text:s text:c="6"/>c:= ' '; <text:s text:c="2"/>u:- t;</text:p>
      <text:p text:style-name="P1"><text:s text:c="6"/>WHILE (c = ' ' OR c = Char(9)) AND u.More DO c:= u.Getchar;</text:p>
      <text:p text:style-name="P1"><text:s text:c="6"/>IF c = ' ' OR c = Char(9) THEN !checkint:=0; ELSE</text:p>
      <text:p text:style-name="P1"><text:s text:c="6"/>IF c = '+' OR c = '-' THEN</text:p>
      <text:p text:style-name="P1"><text:s text:c="6"/>BEGIN</text:p>
      <text:p text:style-name="P1"><text:s text:c="8"/>c := ' ';</text:p>
      <text:p text:style-name="P1"><text:s text:c="8"/>WHILE c = ' ' AND u.More DO c:= u.Getchar;</text:p>
      <text:p text:style-name="P1"><text:s text:c="8"/>IF Digit(c) THEN</text:p>
      <text:p text:style-name="P1"><text:s text:c="8"/>BEGIN trymoredigits:</text:p>
      <text:p text:style-name="P1"><text:s text:c="10"/>WHILE c = '0' AND u.More DO c:= u.Getchar;</text:p>
      <text:p text:style-name="P1"><text:s text:c="10"/>p:= u.Pos - 1;</text:p>
      <text:p text:style-name="P1"><text:s text:c="10"/>WHILE Digit(c) AND u.More DO c:= u.Getchar;</text:p>
      <text:p text:style-name="P1"><text:s text:c="10"/>p:= (IF NOT Digit(c) THEN u.pos-1 ELSE u.pos) - p;</text:p>
      <text:p text:style-name="P1"><text:s text:c="10"/>IF p &lt;= maxintlen - 1 THEN checkint:= <text:s/>1</text:p>
      <text:p text:style-name="P1"><text:s text:c="10"/>ELSE</text:p>
      <text:p text:style-name="P1"><text:s text:c="10"/>IF p &gt; <text:s/>maxintlen - 1 THEN checkint:= -1</text:p>
      <text:p text:style-name="P1"><text:s text:c="10"/>ELSE</text:p>
      <text:p text:style-name="P1"><text:s text:c="10"/>BEGIN</text:p>
      <text:p text:style-name="P1"><text:s text:c="12"/>x:= u.Sub(IF NOT Digit(c) THEN u.Pos-p-1 ELSE</text:p>
      <text:p text:style-name="P1"><text:s text:c="50"/>u.pos-p, p).getreal;</text:p>
      <text:p text:style-name="P1"><text:s text:c="12"/>checkint:= IF Abs(x) &lt;= maxfloatint THEN <text:s/>1</text:p>
      <text:p text:style-name="P1"><text:s text:c="48"/>ELSE -1</text:p>
      <text:p text:style-name="P1"><text:s text:c="10"/>END maxinteger digits;</text:p>
      <text:p text:style-name="P1"><text:s text:c="10"/>IF NOT Digit(c) THEN u.setpos(u.Pos-1);</text:p>
      <text:p text:style-name="P1"><text:s text:c="8"/>END digits ELSE</text:p>
      <text:p text:style-name="P1"><text:s text:c="8"/>GOTO error</text:p>
      <text:p text:style-name="P1"><text:soft-page-break/><text:s text:c="6"/>END sign ELSE</text:p>
      <text:p text:style-name="P1"><text:s text:c="6"/>IF Digit(c) THEN GOTO trymoredigits ELSE</text:p>
      <text:p text:style-name="P1"><text:s text:c="6"/>BEGIN <text:s text:c="2"/>error:</text:p>
      <text:p text:style-name="P1"><text:s text:c="8"/>checkint:= -1</text:p>
      <text:p text:style-name="P1"><text:s text:c="6"/>END;</text:p>
      <text:p text:style-name="P1"><text:s text:c="6"/>t.Setpos(u.pos)</text:p>
      <text:p text:style-name="P1"><text:s text:c="4"/>END of checkint;</text:p>
      <text:p text:style-name="P1"/>
      <text:p text:style-name="P1"/>
      <text:p text:style-name="P1"/>
      <text:p text:style-name="P1"><text:s text:c="4"/>**** checkreal(t);</text:p>
      <text:p text:style-name="P1"/>
      <text:p text:style-name="P1"><text:s text:c="9"/>CHECKREAL analyses the text t from t.pos and on.</text:p>
      <text:p text:style-name="P1"><text:s text:c="9"/>If a getreal operation from this position is legal the</text:p>
      <text:p text:style-name="P1"><text:s text:c="9"/>returned value is +1. If it would give an error - then</text:p>
      <text:p text:style-name="P1"><text:s text:c="9"/>if the remaining text string is blank, the result is 0,</text:p>
      <text:p text:style-name="P1"><text:s text:c="9"/>else -1. Pos is placed after a legal item (+1),</text:p>
      <text:p text:style-name="P1"><text:s text:c="9"/>after the first nonblank illegal character (-1) or after</text:p>
      <text:p text:style-name="P1"><text:s text:c="9"/>the text if the rest is empty (0).</text:p>
      <text:p text:style-name="P1"/>
      <text:p text:style-name="P1"><text:s text:c="4"/>NOTE: The current implementation will place t.pos after a</text:p>
      <text:p text:style-name="P1"><text:s text:c="10"/>complete numeric item, even if it overflows (-1).</text:p>
      <text:p text:style-name="P1"><text:s text:c="4"/>INTEGER PROCEDURE checkreal(t); <text:s text:c="2"/>NAME t; <text:s text:c="2"/>TEXT t;</text:p>
      <text:p text:style-name="P1"><text:s text:c="4"/>IF t.Strip.Length &lt; t.Pos THEN t.Setpos(0)</text:p>
      <text:p text:style-name="P1"><text:s text:c="4"/>ELSE BEGIN <text:s text:c="2"/>TEXT u; CHARACTER c; <text:s text:c="3"/>INTEGER expitem,p,p2;</text:p>
      <text:p text:style-name="P1"><text:s text:c="6"/>LONG REAL decitem;</text:p>
      <text:p text:style-name="P1"/>
      <text:p text:style-name="P1"><text:s text:c="6"/>PROCEDURE skip;</text:p>
      <text:p text:style-name="P1"><text:s text:c="6"/>BEGIN <text:s text:c="2"/>c:= ' ';</text:p>
      <text:p text:style-name="P1"><text:s text:c="8"/>WHILE (c = Char(9) OR c = ' ') AND u.More DO</text:p>
      <text:p text:style-name="P1"><text:s text:c="8"/>c:= u.Getchar</text:p>
      <text:p text:style-name="P1"><text:s text:c="6"/>END of skip;</text:p>
      <text:p text:style-name="P1"/>
      <text:p text:style-name="P1"><text:s text:c="6"/>EXTERNAL INTEGER PROCEDURE checkint;</text:p>
      <text:p text:style-name="P1"><text:s text:c="6"/>CHARACTER lowtenchar;</text:p>
      <text:p text:style-name="P1"><text:s text:c="6"/>INTEGER maxdigits; REAL ln10,lnmaxreal;</text:p>
      <text:p text:style-name="P1"><text:s text:c="6"/>lowtenchar:= '&amp;';</text:p>
      <text:p text:style-name="P1"><text:s text:c="6"/>ln10:=2.302585093;</text:p>
      <text:p text:style-name="P1"><text:s text:c="6"/>lnmaxreal:=88.029691931;</text:p>
      <text:p text:style-name="P1"><text:s text:c="6"/>maxdigits:= 20; <text:s text:c="6"/>COMMENT *???*;</text:p>
      <text:p text:style-name="P1"><text:s text:c="6"/>decitem:= 1.0;</text:p>
      <text:p text:style-name="P1"/>
      <text:p text:style-name="P1"><text:s text:c="6"/>u:- t; skip; p:= u.Pos - 1;</text:p>
      <text:p text:style-name="P1"><text:s text:c="6"/>IF c = ' ' OR c = Char(9) THEN !checkreal=0; ELSE</text:p>
      <text:p text:style-name="P1"><text:s text:c="6"/>IF c = lowtenchar THEN</text:p>
      <text:p text:style-name="P1"><text:s text:c="6"/>BEGIN testexp: skip; <text:s/>p:= u.Pos - 1;</text:p>
      <text:p text:style-name="P1"><text:s text:c="8"/>IF c = '+' OR c = '-' THEN</text:p>
      <text:p text:style-name="P1"><text:s text:c="8"/>BEGIN c:= ' ';</text:p>
      <text:p text:style-name="P1"><text:s text:c="10"/>WHILE c = ' ' AND u.More DO c:= u.Getchar</text:p>
      <text:p text:style-name="P1"><text:s text:c="8"/>END;</text:p>
      <text:p text:style-name="P1"><text:s text:c="8"/>IF Digit(c) THEN</text:p>
      <text:p text:style-name="P1"><text:s text:c="8"/>BEGIN</text:p>
      <text:p text:style-name="P1"><text:s text:c="10"/>WHILE Digit(c) AND u.More DO c:= u.Getchar;</text:p>
      <text:p text:style-name="P1"><text:s text:c="10"/>p2:= IF NOT Digit(c) THEN u.Pos - 1 ELSE u.Pos;</text:p>
      <text:p text:style-name="P1"><text:s text:c="10"/>u.Setpos(p);</text:p>
      <text:p text:style-name="P1"><text:s text:c="10"/>IF checkint(u) = 1 THEN expitem:= u.Sub(p,p2-p).Getint</text:p>
      <text:p text:style-name="P1"><text:s text:c="29"/>ELSE GOTO error;</text:p>
      <text:p text:style-name="P1"><text:s text:c="10"/>u.Setpos(p2+1);</text:p>
      <text:p text:style-name="P1"><text:soft-page-break/><text:s text:c="10"/>IF decitem = 0 THEN checkreal:= 1</text:p>
      <text:p text:style-name="P1"><text:s text:c="10"/>ELSE IF Ln(Abs(decitem)) + expitem * ln10 &lt; lnmaxreal</text:p>
      <text:p text:style-name="P1"><text:s text:c="15"/>THEN checkreal:= 1</text:p>
      <text:p text:style-name="P1"><text:s text:c="15"/>ELSE GOTO error</text:p>
      <text:p text:style-name="P1"><text:s text:c="8"/>END digit in exponent ELSE GOTO error</text:p>
      <text:p text:style-name="P1"><text:s text:c="6"/>END exponent ELSE</text:p>
      <text:p text:style-name="P1"><text:s text:c="6"/>IF Digit(c) THEN</text:p>
      <text:p text:style-name="P1"><text:s text:c="6"/>BEGIN testdigits: <text:s text:c="2"/>p:= u.Pos - 1;</text:p>
      <text:p text:style-name="P1"><text:s text:c="8"/>WHILE Digit(c) AND u.More DO c:= u.Getchar;</text:p>
      <text:p text:style-name="P1"><text:s text:c="8"/>p2:= IF NOT Digit(c) THEN u.Pos - 1 ELSE u.Pos;</text:p>
      <text:p text:style-name="P1"><text:s text:c="8"/>IF p2 - p &gt; maxdigits - 1 THEN GOTO error;</text:p>
      <text:p text:style-name="P1"><text:s text:c="8"/>IF c = lowtenchar THEN</text:p>
      <text:p text:style-name="P1"><text:s text:c="8"/>BEGIN realpart:</text:p>
      <text:p text:style-name="P1"><text:s text:c="10"/>decitem:= u.Sub(p,p2-p).Getreal;</text:p>
      <text:p text:style-name="P1"><text:s text:c="10"/>GOTO testexp</text:p>
      <text:p text:style-name="P1"><text:s text:c="8"/>END ELSE</text:p>
      <text:p text:style-name="P1"><text:s text:c="8"/>IF c = '.' THEN</text:p>
      <text:p text:style-name="P1"><text:s text:c="8"/>BEGIN testfrac:</text:p>
      <text:p text:style-name="P1"><text:s text:c="10"/>IF u.More THEN c:= u.Getchar;</text:p>
      <text:p text:style-name="P1"><text:s text:c="10"/>IF NOT Digit(c) THEN GOTO error;</text:p>
      <text:p text:style-name="P1"><text:s text:c="10"/>WHILE Digit(c) AND u.More DO c:= u.Getchar;</text:p>
      <text:p text:style-name="P1"><text:s text:c="10"/>p2:= IF NOT Digit(c) THEN u.Pos - 1 ELSE u.Pos;</text:p>
      <text:p text:style-name="P1"><text:s text:c="10"/>IF c = lowtenchar THEN GOTO realpart</text:p>
      <text:p text:style-name="P1"><text:s text:c="8"/>END fraction;</text:p>
      <text:p text:style-name="P1"><text:s text:c="8"/>IF NOT Digit(c) THEN u.Setpos(u.Pos-1);</text:p>
      <text:p text:style-name="P1"><text:s text:c="8"/>checkreal:= 1;</text:p>
      <text:p text:style-name="P1"><text:s text:c="6"/>END digit ELSE</text:p>
      <text:p text:style-name="P1"><text:s text:c="6"/>IF c = '.' THEN GOTO testfrac ELSE</text:p>
      <text:p text:style-name="P1"><text:s text:c="6"/>IF c = '+' OR c = '-' THEN</text:p>
      <text:p text:style-name="P1"><text:s text:c="6"/>BEGIN</text:p>
      <text:p text:style-name="P1"><text:s text:c="8"/>c:= ' ';</text:p>
      <text:p text:style-name="P1"><text:s text:c="8"/>WHILE c = ' ' AND u.More DO c:= u.Getchar;</text:p>
      <text:p text:style-name="P1"><text:s text:c="8"/>GOTO</text:p>
      <text:p text:style-name="P1"><text:s text:c="8"/>IF c = lowtenchar THEN testexp ELSE</text:p>
      <text:p text:style-name="P1"><text:s text:c="8"/>IF Digit(c) THEN testdigits ELSE</text:p>
      <text:p text:style-name="P1"><text:s text:c="8"/>IF c = '.' THEN testfrac ELSE error;</text:p>
      <text:p text:style-name="P1"><text:s text:c="6"/>END sign ELSE</text:p>
      <text:p text:style-name="P1"><text:s text:c="6"/>BEGIN error:</text:p>
      <text:p text:style-name="P1"><text:s text:c="8"/>checkreal:= -1</text:p>
      <text:p text:style-name="P1"><text:s text:c="6"/>END;</text:p>
      <text:p text:style-name="P1"><text:s text:c="6"/>t.Setpos(u.pos)</text:p>
      <text:p text:style-name="P1"><text:s text:c="4"/>END of checkreal;</text:p>
      <text:p text:style-name="P1"/>
      <text:p text:style-name="P1"/>
      <text:p text:style-name="P1"><text:s text:c="4"/>**** checkextension(t,defaultextension);</text:p>
      <text:p text:style-name="P1"/>
      <text:p text:style-name="P1"><text:s text:c="9"/>CHECKEXTENSION may be used to add a default extension to</text:p>
      <text:p text:style-name="P1"><text:s text:c="9"/>file specifications not containing a dot ('.'). <text:s/>I.e.</text:p>
      <text:p text:style-name="P1"><text:s text:c="11"/>t:- Copy("a"); <text:s text:c="2"/>t:- checkextension(t,".u");</text:p>
      <text:p text:style-name="P1"><text:s text:c="9"/>will give T the value "a.u", while</text:p>
      <text:p text:style-name="P1"><text:s text:c="11"/>t:- Copy("a.c"); <text:s text:c="2"/>t:- checkextension(t,".u");</text:p>
      <text:p text:style-name="P1"><text:s text:c="9"/>will leave T unaltered.</text:p>
      <text:p text:style-name="P1"/>
      <text:p text:style-name="P1"><text:s text:c="4"/>TEXT PROCEDURE checkextension(t,defaultextension);</text:p>
      <text:p text:style-name="P1"><text:s text:c="4"/>! *** VALUE defaultextension;</text:p>
      <text:p text:style-name="P1"><text:s text:c="4"/>TEXT t, defaultextension;</text:p>
      <text:p text:style-name="P1"><text:s text:c="4"/>BEGIN</text:p>
      <text:p text:style-name="P1"><text:s text:c="6"/>EXTERNAL CHARACTER PROCEDURE findtrigger;</text:p>
      <text:p text:style-name="P1"><text:soft-page-break/><text:s text:c="6"/>EXTERNAL TEXT PROCEDURE conc2;</text:p>
      <text:p text:style-name="P1"><text:s text:c="6"/>IF t.Strip =/= NOTEXT THEN BEGIN</text:p>
      <text:p text:style-name="P1"><text:s text:c="8"/>t.Setpos(1);</text:p>
      <text:p text:style-name="P1"><text:s text:c="8"/>IF findtrigger(t,Copy(".")) &lt;&gt; '.' THEN</text:p>
      <text:p text:style-name="P1"><text:s text:c="10"/>t:-conc2(t,defaultextension)</text:p>
      <text:p text:style-name="P1"><text:s text:c="8"/>ELSE t.Setpos(1);</text:p>
      <text:p text:style-name="P1"><text:s text:c="6"/>END;</text:p>
      <text:p text:style-name="P1"><text:s text:c="6"/>checkextension:-t;</text:p>
      <text:p text:style-name="P1"><text:s text:c="4"/>END</text:p>
      <text:p text:style-name="P1"/>
      <text:p text:style-name="P1"/>
      <text:p text:style-name="P1"><text:s text:c="4"/>**** compress(t,c); <text:s/>Removes given character from text.</text:p>
      <text:p text:style-name="P1"/>
      <text:p text:style-name="P1"><text:s text:c="9"/>COMPRESS returns NOTEXT (if T contains no other characters</text:p>
      <text:p text:style-name="P1"><text:s text:c="9"/>than a number of characters = C), or a reference to an</text:p>
      <text:p text:style-name="P1"><text:s text:c="9"/>initial subtext of T (altered) which contains all characters</text:p>
      <text:p text:style-name="P1"><text:s text:c="9"/>of T not = C. <text:s/>The part of T after this subtext is</text:p>
      <text:p text:style-name="P1"><text:s text:c="9"/>unchanged.</text:p>
      <text:p text:style-name="P1"><text:s text:c="9"/>Example: <text:s/>t1:-Copy("AxBxCxDx"); <text:s/>t2:-compress(t1,'x');</text:p>
      <text:p text:style-name="P1"><text:s text:c="9"/>gives t1="ABCDCxDx", t2==t1.Sub(1,4), t2="ABCD".</text:p>
      <text:p text:style-name="P1"/>
      <text:p text:style-name="P1"><text:s text:c="4"/>TEXT PROCEDURE compress(tin, ch);</text:p>
      <text:p text:style-name="P1"><text:s text:c="4"/>TEXT tin; CHARACTER ch;</text:p>
      <text:p text:style-name="P1"><text:s text:c="4"/>BEGIN</text:p>
      <text:p text:style-name="P1"><text:s text:c="8"/>INTEGER i, tinLen, count;</text:p>
      <text:p text:style-name="P1"><text:s text:c="8"/>TEXT tout;</text:p>
      <text:p text:style-name="P1"><text:s text:c="8"/>CHARACTER tmpCh;</text:p>
      <text:p text:style-name="P1"/>
      <text:p text:style-name="P1"><text:s text:c="8"/>IF tin == NOTEXT THEN</text:p>
      <text:p text:style-name="P1"><text:s text:c="12"/>compress :- NOTEXT</text:p>
      <text:p text:style-name="P1"><text:s text:c="8"/>ELSE BEGIN</text:p>
      <text:p text:style-name="P1"><text:s text:c="12"/>tin.SetPos(1);</text:p>
      <text:p text:style-name="P1"><text:s text:c="12"/>tinLen := tin.Length;</text:p>
      <text:p text:style-name="P1"><text:s text:c="12"/>FOR i := 1 STEP 1 UNTIL tinLen DO</text:p>
      <text:p text:style-name="P1"><text:s text:c="16"/>IF ch EQ tin.GetChar THEN count := count + 1;</text:p>
      <text:p text:style-name="P1"><text:s text:c="12"/>IF count EQ tinLen THEN</text:p>
      <text:p text:style-name="P1"><text:s text:c="16"/>compress :- NOTEXT</text:p>
      <text:p text:style-name="P1"><text:s text:c="12"/>ELSE BEGIN</text:p>
      <text:p text:style-name="P1"><text:s text:c="16"/>tout :- Blanks(tinLen - count);</text:p>
      <text:p text:style-name="P1"><text:s text:c="16"/>tin.SetPos(1);</text:p>
      <text:p text:style-name="P1"><text:s text:c="16"/>FOR i := 1 STEP 1 UNTIL tinLen DO BEGIN</text:p>
      <text:p text:style-name="P1"><text:s text:c="20"/>tmpCh := tin.GetChar;</text:p>
      <text:p text:style-name="P1"><text:s text:c="20"/>IF tmpCh NE ch THEN tout.PutChar(tmpCh);</text:p>
      <text:p text:style-name="P1"><text:s text:c="16"/>END fori;</text:p>
      <text:p text:style-name="P1"><text:s text:c="16"/>tout.setPos(1);</text:p>
      <text:p text:style-name="P1"><text:s text:c="16"/>compress :- tout;</text:p>
      <text:p text:style-name="P1"><text:s text:c="12"/>END elsBeg;</text:p>
      <text:p text:style-name="P1"><text:s text:c="8"/>END elsBeg;</text:p>
      <text:p text:style-name="P1"><text:s text:c="4"/>END compress;</text:p>
      <text:p text:style-name="P1"/>
      <text:p text:style-name="P1"/>
      <text:p text:style-name="P1"><text:s text:c="4"/>**** conc2(t1,t2);</text:p>
      <text:p text:style-name="P1"/>
      <text:p text:style-name="P1"><text:s text:c="9"/>Concatenate two texts. Provided for compatibility only, use</text:p>
      <text:p text:style-name="P1"><text:s text:c="9"/>the text concatenation operator instead!</text:p>
      <text:p text:style-name="P1"/>
      <text:p text:style-name="P1"><text:s text:c="4"/>TEXT PROCEDURE conc2(t1,t2);</text:p>
      <text:p text:style-name="P1"><text:s text:c="4"/>! *** VALUE t1,t2; TEXT t1,t2;</text:p>
      <text:p text:style-name="P1"><text:soft-page-break/></text:p>
      <text:p text:style-name="P1"><text:s text:c="4"/>BEGIN conc2:- t1 &amp; t2; END;</text:p>
      <text:p text:style-name="P1"/>
      <text:p text:style-name="P1"/>
      <text:p text:style-name="P1"/>
      <text:p text:style-name="P1"/>
      <text:p text:style-name="P1"><text:s text:c="4"/>**** conc(t1,t2);</text:p>
      <text:p text:style-name="P1"/>
      <text:p text:style-name="P1"><text:s text:c="9"/>Concatenate two texts, same effect as conc2.</text:p>
      <text:p text:style-name="P1"/>
      <text:p text:style-name="P1"/>
      <text:p text:style-name="P1"/>
      <text:p text:style-name="P1"/>
      <text:p text:style-name="P1"><text:s text:c="4"/>**** conc3(t1,t2,t3);</text:p>
      <text:p text:style-name="P1"/>
      <text:p text:style-name="P1"><text:s text:c="9"/>Concatenate three texts. Provided for compatibility only, use</text:p>
      <text:p text:style-name="P1"><text:s text:c="9"/>the text concatenation operator instead!</text:p>
      <text:p text:style-name="P1"/>
      <text:p text:style-name="P1"><text:s text:c="4"/>TEXT PROCEDURE conc3(t1,t2,t3);</text:p>
      <text:p text:style-name="P1"><text:s text:c="4"/>! *** VALUE t1,t2,t3; TEXT t1,t2,t3;</text:p>
      <text:p text:style-name="P1"><text:s text:c="4"/>BEGIN conc3:- t1 &amp; t2 &amp; t3; END;</text:p>
      <text:p text:style-name="P1"/>
      <text:p text:style-name="P1"/>
      <text:p text:style-name="P1"/>
      <text:p text:style-name="P1"/>
      <text:p text:style-name="P1"><text:s text:c="4"/>**** conc4(t1,t2,t3,t4);</text:p>
      <text:p text:style-name="P1"/>
      <text:p text:style-name="P1"><text:s text:c="9"/>Concatenate four texts; Provided for compatibility only, use</text:p>
      <text:p text:style-name="P1"><text:s text:c="9"/>the text concatenation operator instead!</text:p>
      <text:p text:style-name="P1"/>
      <text:p text:style-name="P1"><text:s text:c="4"/>TEXT PROCEDURE conc4(t1,t2,t3,t4);</text:p>
      <text:p text:style-name="P1"><text:s text:c="4"/>! *** VALUE t1,t2,t3,t4; TEXT t1,t2,t3,t4;</text:p>
      <text:p text:style-name="P1"><text:s text:c="4"/>BEGIN conc4:- t1 &amp; t2 &amp; t3 &amp; t4; end;</text:p>
      <text:p text:style-name="P1"/>
      <text:p text:style-name="P1"/>
      <text:p text:style-name="P1"/>
      <text:p text:style-name="P1"/>
      <text:p text:style-name="P1"><text:s text:c="4"/>**** conc5(a,b,c,d,e);</text:p>
      <text:p text:style-name="P1"/>
      <text:p text:style-name="P1"><text:s text:c="9"/>Concatenate five texts. Provided for compatibility only, use</text:p>
      <text:p text:style-name="P1"><text:s text:c="9"/>the text concatenation operator instead!</text:p>
      <text:p text:style-name="P1"/>
      <text:p text:style-name="P1"><text:s text:c="4"/>TEXT PROCEDURE conc5(a,b,c,d,e);</text:p>
      <text:p text:style-name="P1"><text:s text:c="4"/>! *** VALUE a,b,c,d,e;</text:p>
      <text:p text:style-name="P1"><text:s text:c="4"/>TEXT a,b,c,d,e;</text:p>
      <text:p text:style-name="P1"><text:s text:c="4"/>BEGIN conc5:- a &amp; b &amp; c &amp; d &amp; e; END;</text:p>
      <text:p text:style-name="P1"/>
      <text:p text:style-name="P1"/>
      <text:p text:style-name="P1"/>
      <text:p text:style-name="P1"/>
      <text:p text:style-name="P1"><text:s text:c="4"/>**** cptime;</text:p>
      <text:p text:style-name="P1"/>
      <text:p text:style-name="P1"><text:s text:c="9"/>Returns total CPU time spent since the beginning of the</text:p>
      <text:p text:style-name="P1"><text:s text:c="9"/>SIMULA program execution, expressed in seconds. Provided for</text:p>
      <text:p text:style-name="P1"><text:s text:c="9"/>compatibility, use CPUTIME instead!</text:p>
      <text:p text:style-name="P1"/>
      <text:p text:style-name="P1"><text:s text:c="4"/>REAL PROCEDURE cptime;</text:p>
      <text:p text:style-name="P1"><text:s text:c="4"/>BEGIN cptime:= cputime; END;</text:p>
      <text:p text:style-name="P1"><text:soft-page-break/></text:p>
      <text:p text:style-name="P1"/>
      <text:p text:style-name="P1"/>
      <text:p text:style-name="P1"><text:s text:c="4"/>**** daytime;</text:p>
      <text:p text:style-name="P1"/>
      <text:p text:style-name="P1"><text:s text:c="9"/>Returns a reference to a new text object of length 8 with</text:p>
      <text:p text:style-name="P1"><text:s text:c="9"/>contents:</text:p>
      <text:p text:style-name="P1"><text:s text:c="9"/>"hh:mm:ss"</text:p>
      <text:p text:style-name="P1"><text:s text:c="9"/>where hh <text:s text:c="7"/>is hours</text:p>
      <text:p text:style-name="P1"><text:s text:c="15"/>mm <text:s text:c="7"/>is minutes</text:p>
      <text:p text:style-name="P1"><text:s text:c="15"/>ss <text:s text:c="7"/>is seconds.</text:p>
      <text:p text:style-name="P1"><text:s text:c="9"/>at the time of the call.</text:p>
      <text:p text:style-name="P1"/>
      <text:p text:style-name="P1"><text:s text:c="9"/>This is the internationally standardized format for writing</text:p>
      <text:p text:style-name="P1"><text:s text:c="9"/>time-of-day.</text:p>
      <text:p text:style-name="P1"/>
      <text:p text:style-name="P1"><text:s text:c="4"/>TEXT PROCEDURE daytime;</text:p>
      <text:p text:style-name="P1"><text:s text:c="7"/>BEGIN</text:p>
      <text:p text:style-name="P1"><text:s text:c="10"/>TEXT tt;</text:p>
      <text:p text:style-name="P1"/>
      <text:p text:style-name="P1"><text:s text:c="10"/>daytime :- tt :- Blanks(8);</text:p>
      <text:p text:style-name="P1"><text:s text:c="10"/>tt := datetime.sub(12,8);</text:p>
      <text:p text:style-name="P1"><text:s text:c="7"/>END;</text:p>
      <text:p text:style-name="P1"/>
      <text:p text:style-name="P1"/>
      <text:p text:style-name="P1"/>
      <text:p text:style-name="P1"><text:s text:c="4"/>**** depchar(t,p,c);</text:p>
      <text:p text:style-name="P1"/>
      <text:p text:style-name="P1"><text:s text:c="9"/>Deposits the character C in the text T at position P.</text:p>
      <text:p text:style-name="P1"><text:s text:c="9"/>If P is out of range, no action will be taken;</text:p>
      <text:p text:style-name="P1"><text:s text:c="9"/>Safe version of S-port standard procedure StoreChar.</text:p>
      <text:p text:style-name="P1"/>
      <text:p text:style-name="P1"><text:s text:c="4"/>PROCEDURE depchar(t,p,c);</text:p>
      <text:p text:style-name="P1"><text:s text:c="4"/>TEXT t; INTEGER p; CHARACTER c;</text:p>
      <text:p text:style-name="P1"><text:s text:c="4"/>IF p&gt;0 AND p&lt;=t.Length</text:p>
      <text:p text:style-name="P1"><text:s text:c="4"/>THEN t.Sub(p,1).Putchar(c);</text:p>
      <text:p text:style-name="P1"/>
      <text:p text:style-name="P1"/>
      <text:p text:style-name="P1"/>
      <text:p text:style-name="P1"/>
      <text:p text:style-name="P1"><text:s text:c="4"/>**** echo(fileref,mode);</text:p>
      <text:p text:style-name="P1"/>
      <text:p text:style-name="P1"><text:s text:c="9"/>Turns on/off echo to the infile fileref</text:p>
      <text:p text:style-name="P1"><text:s text:c="9"/>(wich will normally be the terminal)</text:p>
      <text:p text:style-name="P1"/>
      <text:p text:style-name="P1"><text:s text:c="4"/>NOTE: NOT IMPLEMENTED YET!</text:p>
      <text:p text:style-name="P1"/>
      <text:p text:style-name="P1"><text:s text:c="4"/>PROCEDURE echo(fileref,mode);</text:p>
      <text:p text:style-name="P1"><text:s text:c="4"/>REF(Infile) fileref;</text:p>
      <text:p text:style-name="P1"><text:s text:c="4"/>INTEGER mode;</text:p>
      <text:p text:style-name="P1"><text:s text:c="4"/>BEGIN</text:p>
      <text:p text:style-name="P1"><text:s text:c="6"/>EXTERNAL c PROCEDURE echo1 = "echo1" IS</text:p>
      <text:p text:style-name="P1"><text:s text:c="6"/>INTEGER PROCEDURE echo1(fileref,mode);</text:p>
      <text:p text:style-name="P1"><text:s text:c="6"/>REF(Infile) fileref;</text:p>
      <text:p text:style-name="P1"><text:s text:c="6"/>INTEGER mode;;</text:p>
      <text:p text:style-name="P1"/>
      <text:p text:style-name="P1"><text:s text:c="6"/>IF echo1(fileref,mode)&lt;&gt;0 THEN BEGIN</text:p>
      <text:p text:style-name="P1"><text:s text:c="8"/>Outtext("Echo didn't work properly."); Outimage;</text:p>
      <text:p text:style-name="P1"><text:soft-page-break/><text:s text:c="6"/>END;</text:p>
      <text:p text:style-name="P1"><text:s text:c="4"/>END</text:p>
      <text:p text:style-name="P1"/>
      <text:p text:style-name="P1"/>
      <text:p text:style-name="P1"/>
      <text:p text:style-name="P1"/>
      <text:p text:style-name="P1"><text:s text:c="4"/>**** enterdebug(maycontinue); <text:s text:c="2"/>! Enter SIMOB ;</text:p>
      <text:p text:style-name="P1"/>
      <text:p text:style-name="P1"><text:s text:c="9"/>Enterdebug will activate SIMOB (if present). After SIMOB</text:p>
      <text:p text:style-name="P1"><text:s text:c="9"/>session, the execution will either continue (maycontinue TRUE)</text:p>
      <text:p text:style-name="P1"><text:s text:c="9"/>or it will terminate (maycontinue FALSE).</text:p>
      <text:p text:style-name="P1"/>
      <text:p text:style-name="P1"><text:s text:c="4"/>PROCEDURE enterdebug(maycontinue); boolean maycontinue;</text:p>
      <text:p text:style-name="P1"><text:s text:c="4"/>BEGIN <text:s/>... enter SIMOB</text:p>
      <text:p text:style-name="P1"><text:s text:c="11"/>if not maycontinue then terminate_program;</text:p>
      <text:p text:style-name="P1"><text:s text:c="4"/>END;</text:p>
      <text:p text:style-name="P1"/>
      <text:p text:style-name="P1"/>
      <text:p text:style-name="P1"/>
      <text:p text:style-name="P1"/>
      <text:p text:style-name="P1"><text:s text:c="4"/>**** exit(n);</text:p>
      <text:p text:style-name="P1"/>
      <text:p text:style-name="P1"><text:s text:c="9"/>n=0: Terminate program immediately, with no further action.</text:p>
      <text:p text:style-name="P1"><text:s text:c="14"/>No files closed.</text:p>
      <text:p text:style-name="P1"><text:s text:c="9"/>n=1: Terminate program as if final END was reached, i.e. all</text:p>
      <text:p text:style-name="P1"><text:s text:c="14"/>open files are closed (and a message given for each).</text:p>
      <text:p text:style-name="P1"><text:s text:c="9"/>n=2: Equivalent to enterdebug(true).</text:p>
      <text:p text:style-name="P1"/>
      <text:p text:style-name="P1"><text:s text:c="9"/>Other values of n are reserved for extensions.</text:p>
      <text:p text:style-name="P1"/>
      <text:p text:style-name="P1"><text:s text:c="4"/>PROCEDURE exit(n); INTEGER n;</text:p>
      <text:p text:style-name="P1"><text:s text:c="4"/>BEGIN</text:p>
      <text:p text:style-name="P1"><text:s text:c="10"/>if n=0 then ... stop execution;</text:p>
      <text:p text:style-name="P1"><text:s text:c="10"/>if n=1 then terminate_program;</text:p>
      <text:p text:style-name="P1"><text:s text:c="10"/>if n=2 then enterdebug(true)</text:p>
      <text:p text:style-name="P1"><text:s text:c="10"/>else begin</text:p>
      <text:p text:style-name="P1"><text:s text:c="13"/>outtext("Parameter to exit out of range (0,2)");</text:p>
      <text:p text:style-name="P1"><text:s text:c="13"/>outimage;</text:p>
      <text:p text:style-name="P1"><text:s text:c="13"/>terminate_program;</text:p>
      <text:p text:style-name="P1"><text:s text:c="10"/>end;</text:p>
      <text:p text:style-name="P1"><text:s text:c="4"/>END;</text:p>
      <text:p text:style-name="P1"/>
      <text:p text:style-name="P1"/>
      <text:p text:style-name="P1"/>
      <text:p text:style-name="P1"><text:s text:c="4"/>**** fetchar(t,p);</text:p>
      <text:p text:style-name="P1"/>
      <text:p text:style-name="P1"><text:s text:c="9"/>Returns the P:th character from T, if P is within range,</text:p>
      <text:p text:style-name="P1"><text:s text:c="9"/>otherwise '!0!'.</text:p>
      <text:p text:style-name="P1"><text:s text:c="9"/>Safe version of S-port standard procedure LoadChar.</text:p>
      <text:p text:style-name="P1"/>
      <text:p text:style-name="P1"><text:s text:c="4"/>CHARACTER PROCEDURE fetchar(t,p);</text:p>
      <text:p text:style-name="P1"><text:s text:c="4"/>TEXT t; INTEGER p;</text:p>
      <text:p text:style-name="P1"><text:s text:c="4"/>IF p&gt;0 AND p&lt;=t.Length</text:p>
      <text:p text:style-name="P1"><text:s text:c="4"/>THEN fetchar:= t.sub(p,1).getchar;</text:p>
      <text:p text:style-name="P1"/>
      <text:p text:style-name="P1"/>
      <text:p text:style-name="P1"><text:s text:c="4"/>**** findtrigger(master,triggers);</text:p>
      <text:p text:style-name="P1"/>
      <text:p text:style-name="P1"><text:soft-page-break/><text:s text:c="9"/>Starting from current MASTER.Pos, find first occurrence</text:p>
      <text:p text:style-name="P1"><text:s text:c="9"/>of any of the characters in TRIGGERS.;</text:p>
      <text:p text:style-name="P1"/>
      <text:p text:style-name="P1"><text:s text:c="4"/>CHARACTER PROCEDURE findtrigger(master,triggers);</text:p>
      <text:p text:style-name="P1"><text:s text:c="4"/>NAME master; <text:s text:c="2"/>TEXT master,triggers;</text:p>
      <text:p text:style-name="P1"><text:s text:c="4"/>BEGIN <text:s text:c="2"/>CHARACTER c;</text:p>
      <text:p text:style-name="P1"><text:s text:c="8"/>EXTERNAL TEXT PROCEDURE scanto;</text:p>
      <text:p text:style-name="P1"><text:s text:c="8"/>TEXT t;</text:p>
      <text:p text:style-name="P1"><text:s text:c="8"/>t:- master;</text:p>
      <text:p text:style-name="P1"><text:s text:c="8"/>WHILE t.More DO</text:p>
      <text:p text:style-name="P1"><text:s text:c="8"/>BEGIN <text:s text:c="2"/>c:= t.Getchar;</text:p>
      <text:p text:style-name="P1"><text:s text:c="11"/>triggers.Setpos(1);</text:p>
      <text:p text:style-name="P1"><text:s text:c="11"/>IF scanto(triggers,c) =/= triggers THEN</text:p>
      <text:p text:style-name="P1"><text:s text:c="11"/>BEGIN COMMENT C found in triggers;</text:p>
      <text:p text:style-name="P1"><text:s text:c="15"/>findtrigger:= c;</text:p>
      <text:p text:style-name="P1"><text:s text:c="15"/>GO TO out;</text:p>
      <text:p text:style-name="P1"><text:s text:c="11"/>END</text:p>
      <text:p text:style-name="P1"><text:s text:c="8"/>END loop;</text:p>
      <text:p text:style-name="P1"><text:s text:c="8"/>out: <text:s/>master.Setpos(t.Pos);</text:p>
      <text:p text:style-name="P1"><text:s text:c="4"/>END of findtrigger;</text:p>
      <text:p text:style-name="P1"/>
      <text:p text:style-name="P1"/>
      <text:p text:style-name="P1"><text:s text:c="4"/>**** freeze(returncode);</text:p>
      <text:p text:style-name="P1"><text:s text:c="9"/>NOT IMPLEMENTED (see note at top of document).</text:p>
      <text:p text:style-name="P1"/>
      <text:p text:style-name="P1"/>
      <text:p text:style-name="P1"/>
      <text:p text:style-name="P1"/>
      <text:p text:style-name="P1"><text:s text:c="4"/>**** from(t,i);</text:p>
      <text:p text:style-name="P1"/>
      <text:p text:style-name="P1"><text:s text:c="9"/>Returns a reference to the longest subtext of T starting at</text:p>
      <text:p text:style-name="P1"><text:s text:c="9"/>Pos = I.</text:p>
      <text:p text:style-name="P1"/>
      <text:p text:style-name="P1"><text:s text:c="4"/>TEXT PROCEDURE from(t,i); TEXT t; INTEGER i;</text:p>
      <text:p text:style-name="P1"><text:s text:c="4"/>IF i&lt;=t.Length THEN</text:p>
      <text:p text:style-name="P1"><text:s text:c="6"/>from :- IF i&lt;=0 THEN t</text:p>
      <text:p text:style-name="P1"><text:s text:c="14"/>ELSE t.Sub(i,t.Length-i+1);</text:p>
      <text:p text:style-name="P1"/>
      <text:p text:style-name="P1"/>
      <text:p text:style-name="P1"/>
      <text:p text:style-name="P1"/>
      <text:p text:style-name="P1"><text:s text:c="4"/>**** front(t); TEXT t;</text:p>
      <text:p text:style-name="P1"/>
      <text:p text:style-name="P1"><text:s text:c="9"/>Returns a reference to the longest subtext of T before Pos.</text:p>
      <text:p text:style-name="P1"/>
      <text:p text:style-name="P1"><text:s text:c="4"/>TEXT PROCEDURE front(t); TEXT t;</text:p>
      <text:p text:style-name="P1"><text:s text:c="4"/>IF t=/=NOTEXT THEN front:-t.Sub(1,t.Pos-1);</text:p>
      <text:p text:style-name="P1"/>
      <text:p text:style-name="P1"/>
      <text:p text:style-name="P1"><text:s text:c="4"/>**** frontcompare(string,config);</text:p>
      <text:p text:style-name="P1"/>
      <text:p text:style-name="P1"><text:s text:c="9"/>Starting at current pos, does STRING begin with a substring</text:p>
      <text:p text:style-name="P1"><text:s text:c="9"/>equal to CONFIG?</text:p>
      <text:p text:style-name="P1"/>
      <text:p text:style-name="P1"><text:s text:c="4"/>BOOLEAN PROCEDURE frontcompare(string,config);</text:p>
      <text:p text:style-name="P1"><text:s text:c="4"/>TEXT string,config;</text:p>
      <text:p text:style-name="P1"><text:s text:c="4"/>IF String.Length - String.Pos+1 &gt;= config.Length THEN</text:p>
      <text:p text:style-name="P1"><text:s text:c="4"/>frontcompare:= string.Sub(string.Pos,config.Length) = config;</text:p>
      <text:p text:style-name="P1"><text:soft-page-break/></text:p>
      <text:p text:style-name="P1"/>
      <text:p text:style-name="P1"/>
      <text:p text:style-name="P1"/>
      <text:p text:style-name="P1"><text:s text:c="4"/>**** frontstrip(t); TEXT t;</text:p>
      <text:p text:style-name="P1"/>
      <text:p text:style-name="P1"><text:s text:c="9"/>Returns a reference to the longest subtext of T starting</text:p>
      <text:p text:style-name="P1"><text:s text:c="9"/>with the first non-blank character.</text:p>
      <text:p text:style-name="P1"/>
      <text:p text:style-name="P1"><text:s text:c="4"/>TEXT PROCEDURE frontstrip(t); TEXT t;</text:p>
      <text:p text:style-name="P1"><text:s text:c="5"/>IF t=/=NOTEXT THEN</text:p>
      <text:p text:style-name="P1"><text:s text:c="7"/>t.Setpos(1);</text:p>
      <text:p text:style-name="P1"><text:s text:c="7"/>WHILE t.More DO</text:p>
      <text:p text:style-name="P1"><text:s text:c="7"/>IF t.Getchar NE ' ' THEN</text:p>
      <text:p text:style-name="P1"><text:s text:c="7"/>BEGIN</text:p>
      <text:p text:style-name="P1"><text:s text:c="9"/>frontstrip:- t.Sub(t.Pos-1,t.Length-t.Pos+2);</text:p>
      <text:p text:style-name="P1"><text:s text:c="9"/>t.Setpos(t.Length);</text:p>
      <text:p text:style-name="P1"><text:s text:c="9"/>GOTO exit;</text:p>
      <text:p text:style-name="P1"><text:s text:c="7"/>END;</text:p>
      <text:p text:style-name="P1"><text:s text:c="7"/>exit:</text:p>
      <text:p text:style-name="P1"><text:s text:c="5"/>END <text:s text:c="2"/>frontstrip;</text:p>
      <text:p text:style-name="P1"/>
      <text:p text:style-name="P1"/>
      <text:p text:style-name="P1"/>
      <text:p text:style-name="P1"><text:s text:c="4"/>**** getitem(tt);</text:p>
      <text:p text:style-name="P1"/>
      <text:p text:style-name="P1"><text:s text:c="9"/>Skips any blanks or tabs, starting <text:s/>at <text:s/>tt.Pos. <text:s/>If <text:s/>tt.More</text:p>
      <text:p text:style-name="P1"><text:s text:c="9"/>holds then, an item is identified according to the following</text:p>
      <text:p text:style-name="P1"><text:s text:c="9"/>rules:</text:p>
      <text:p text:style-name="P1"/>
      <text:p text:style-name="P1"><text:s text:c="9"/>a) If the first following character is a letter (a-z,A-Z), an</text:p>
      <text:p text:style-name="P1"><text:s text:c="9"/>identifier is found. The identifier consists of the initial <text:s text:c="2"/></text:p>
      <text:p text:style-name="P1"><text:s text:c="9"/>letter and any following letters and/or decimal digits.</text:p>
      <text:p text:style-name="P1"/>
      <text:p text:style-name="P1"><text:s text:c="9"/>b) If the first character is a digit, we have a numeric item,</text:p>
      <text:p text:style-name="P1"><text:s text:c="9"/>consisting of a string of digits with at most one decimal point</text:p>
      <text:p text:style-name="P1"><text:s text:c="9"/>"." included.</text:p>
      <text:p text:style-name="P1"/>
      <text:p text:style-name="P1"><text:s text:c="9"/>c) Any other character except blank or tab forms an item on its</text:p>
      <text:p text:style-name="P1"><text:s text:c="12"/>own.</text:p>
      <text:p text:style-name="P1"><text:s text:c="5"/></text:p>
      <text:p text:style-name="P1"><text:s text:c="4"/>Example: "IF car.wheel_size &gt; 13.5" will be split into the items</text:p>
      <text:p text:style-name="P1"><text:s text:c="17"/>"IF", "car", ".", "wheel", "_", "size", "&gt;", "13.5"</text:p>
      <text:p text:style-name="P1"><text:s text:c="14"/>via successive calls to GETITEM.</text:p>
      <text:p text:style-name="P1"/>
      <text:p text:style-name="P1"><text:s text:c="4"/>The value of GETITEM is a subtext reference to the item <text:s/>within <text:s/>tt,</text:p>
      <text:p text:style-name="P1"><text:s text:c="4"/>or NOTEXT if no item can be found starting at tt.Pos. tt.Pos will be</text:p>
      <text:p text:style-name="P1"><text:s text:c="4"/>placed after the item.</text:p>
      <text:p text:style-name="P1"/>
      <text:p text:style-name="P1"/>
      <text:p text:style-name="P1"><text:s text:c="4"/>TEXT PROCEDURE getitem(tt); NAME tt; TEXT tt;</text:p>
      <text:p text:style-name="P1"><text:s text:c="4"/>IF tt =/= NOTEXT THEN</text:p>
      <text:p text:style-name="P1"><text:s text:c="4"/>BEGIN</text:p>
      <text:p text:style-name="P1"><text:s text:c="6"/>CHARACTER window; INTEGER startpos; TEXT t;</text:p>
      <text:p text:style-name="P1"/>
      <text:p text:style-name="P1"><text:s text:c="6"/>CHARACTER PROCEDURE Getchar;</text:p>
      <text:p text:style-name="P1"><text:s text:c="6"/>IF t.More THEN</text:p>
      <text:p text:style-name="P1"><text:s text:c="6"/>Getchar:= window:= t.Getchar ELSE GOTO out;</text:p>
      <text:p text:style-name="P1"><text:soft-page-break/></text:p>
      <text:p text:style-name="P1"><text:s text:c="6"/>BOOLEAN PROCEDURE idchar(c); CHARACTER c;</text:p>
      <text:p text:style-name="P1"><text:s text:c="6"/>idchar:= letter(c) OR digit(c);</text:p>
      <text:p text:style-name="P1"/>
      <text:p text:style-name="P1"><text:s text:c="6"/>t:- tt; t.Setpos(tt.pos);</text:p>
      <text:p text:style-name="P1"><text:s text:c="6"/>startpos:= t.Length+1;</text:p>
      <text:p text:style-name="P1"><text:s text:c="6"/>Getchar;</text:p>
      <text:p text:style-name="P1"><text:s text:c="6"/>WHILE window = ' ' OR window = Char(9) DO Getchar;</text:p>
      <text:p text:style-name="P1"><text:s text:c="6"/>startpos:= t.Pos-1;</text:p>
      <text:p text:style-name="P1"><text:s text:c="6"/>IF NOT letter(window) THEN</text:p>
      <text:p text:style-name="P1"><text:s text:c="6"/>BEGIN</text:p>
      <text:p text:style-name="P1"><text:s text:c="8"/>IF digit(window) THEN WHILE digit(Getchar) DO;</text:p>
      <text:p text:style-name="P1"><text:s text:c="8"/>IF window = '.' <text:s/>THEN WHILE digit(Getchar) DO;</text:p>
      <text:p text:style-name="P1"><text:s text:c="6"/>END ELSE WHILE idchar(Getchar) DO;</text:p>
      <text:p text:style-name="P1"><text:s text:c="6"/>IF t.pos &gt; startpos + 1 THEN t.Setpos(t.Pos-1);</text:p>
      <text:p text:style-name="P1"><text:s text:c="6"/>out:</text:p>
      <text:p text:style-name="P1"><text:s text:c="6"/>getitem:- t.Sub(startpos,t.pos-startpos);</text:p>
      <text:p text:style-name="P1"><text:s text:c="6"/>tt.Setpos(t.pos)</text:p>
      <text:p text:style-name="P1"><text:s text:c="4"/>END;</text:p>
      <text:p text:style-name="P1"/>
      <text:p text:style-name="P1"/>
      <text:p text:style-name="P1"><text:s text:c="4"/>**** hash(t,n);</text:p>
      <text:p text:style-name="P1"/>
      <text:p text:style-name="P1"><text:s text:c="9"/>Procedure HASH returns a calculated hash value, in the range</text:p>
      <text:p text:style-name="P1"><text:s text:c="9"/>(0:N-1), from a given text T. The result is taken modulo N</text:p>
      <text:p text:style-name="P1"><text:s text:c="9"/>before return. It is recommended to choose N as a prime number.</text:p>
      <text:p text:style-name="P1"/>
      <text:p text:style-name="P1"><text:s text:c="4"/>NOTE: S-port systems have a standard procedure HASH, which is</text:p>
      <text:p text:style-name="P1"><text:s text:c="10"/>considerably faster for short texts.</text:p>
      <text:p text:style-name="P1"/>
      <text:p text:style-name="P1"><text:s text:c="4"/>EXTERNAL TEXT PROCEDURE frontstrip;</text:p>
      <text:p text:style-name="P1"><text:s text:c="4"/>INTEGER PROCEDURE hash(t,n); <text:s text:c="2"/>TEXT t; <text:s/>INTEGER n;</text:p>
      <text:p text:style-name="P1"><text:s text:c="4"/>BEGIN <text:s text:c="2"/>TEXT tstrip; <text:s/>INTEGER a;</text:p>
      <text:p text:style-name="P1"/>
      <text:p text:style-name="P1"><text:s text:c="8"/>tstrip:- frontstrip(t.Strip);</text:p>
      <text:p text:style-name="P1"><text:s text:c="8"/>IF tstrip == NOTEXT THEN hash:= Mod(t.Length,n) ELSE</text:p>
      <text:p text:style-name="P1"><text:s text:c="8"/>BEGIN</text:p>
      <text:p text:style-name="P1"><text:s text:c="12"/>a:= Rank(tstrip.GetChar);</text:p>
      <text:p text:style-name="P1"><text:s text:c="12"/>IF tstrip.Length &gt; 3 THEN</text:p>
      <text:p text:style-name="P1"><text:s text:c="12"/>BEGIN</text:p>
      <text:p text:style-name="P1"><text:s text:c="16"/>a:= a + <text:s text:c="2"/>8*Rank(tstrip.Getchar);</text:p>
      <text:p text:style-name="P1"><text:s text:c="16"/>a:= a + <text:s/>64*Rank(tstrip.Getchar)</text:p>
      <text:p text:style-name="P1"><text:s text:c="12"/>END;</text:p>
      <text:p text:style-name="P1"><text:s text:c="12"/>tstrip.Setpos(tstrip.Length);</text:p>
      <text:p text:style-name="P1"><text:s text:c="12"/>a:= a + 512*Rank(tstrip.Getchar) + t.Length;</text:p>
      <text:p text:style-name="P1"><text:s text:c="12"/>hash:= Mod(a,n);</text:p>
      <text:p text:style-name="P1"><text:s text:c="8"/>END</text:p>
      <text:p text:style-name="P1"><text:s text:c="4"/>END of hash;</text:p>
      <text:p text:style-name="P1"/>
      <text:p text:style-name="P1"><text:s text:c="4"/>**** initem(fileref);</text:p>
      <text:p text:style-name="P1"/>
      <text:p text:style-name="P1"><text:s text:c="9"/>The parameter is formally ref(FILE), but should refer an</text:p>
      <text:p text:style-name="P1"><text:s text:c="9"/>INFILE, DIRECTFILE, INBYTE or DIRECTBYTEFILE (otherwise </text:p>
      <text:p text:style-name="P1"><text:s text:c="9"/>notext is returned). Same as getitem for files. On infiles</text:p>
      <text:p text:style-name="P1"><text:s text:c="9"/>or directfiles, lastitem is called first. Notext is returned,</text:p>
      <text:p text:style-name="P1"><text:s text:c="9"/>if (a) fileref is none, (b) fileref does not point to a legal</text:p>
      <text:p text:style-name="P1"><text:s text:c="9"/>file object (see above), or (c) the remainder of the file is</text:p>
      <text:p text:style-name="P1"><text:s text:c="9"/>spaces and/or TABs. Note, that since no copying is done, a</text:p>
      <text:p text:style-name="P1"><text:soft-page-break/><text:s text:c="9"/>call on initem may destroy previously located items, if they</text:p>
      <text:p text:style-name="P1"><text:s text:c="9"/>are not copied by the program, since INIMAGE may be invoked.</text:p>
      <text:p text:style-name="P1"/>
      <text:p text:style-name="P1"><text:s text:c="9"/>NOTE: Initem is extended to cover bytefiles; it will then</text:p>
      <text:p text:style-name="P1"><text:s text:c="15"/>return a single character item.</text:p>
      <text:p text:style-name="P1"/>
      <text:p text:style-name="P1"><text:s text:c="4"/>TEXT PROCEDURE initem(fileref); ref(file) fileref;</text:p>
      <text:p text:style-name="P1"><text:s text:c="4"/>BEGIN text t; short integer i;</text:p>
      <text:p text:style-name="P1"><text:s text:c="10"/>initem:-notext;</text:p>
      <text:p text:style-name="P1"><text:s text:c="10"/>inspect fileref</text:p>
      <text:p text:style-name="P1"><text:s text:c="10"/>when infile, directfile do</text:p>
      <text:p text:style-name="P1"><text:s text:c="15"/>if not lastitem then initem:-getitem(image)</text:p>
      <text:p text:style-name="P1"><text:s text:c="10"/>when inbytefile,directbytefile do begin</text:p>
      <text:p text:style-name="P1"><text:s text:c="15"/>initem:-t:-blanks(1);</text:p>
      <text:p text:style-name="P1"><text:s text:c="15"/>i:='!9!';</text:p>
      <text:p text:style-name="P1"><text:s text:c="15"/>while i=' ' or i='!9!' !TAB; do i:=inbyte;</text:p>
      <text:p text:style-name="P1"><text:s text:c="15"/>t.sub(1,1).putchar(char(i));</text:p>
      <text:p text:style-name="P1"><text:s text:c="15"/>end</text:p>
      <text:p text:style-name="P1"><text:s text:c="10"/>;</text:p>
      <text:p text:style-name="P1"><text:s text:c="4"/>END;</text:p>
      <text:p text:style-name="P1"/>
      <text:p text:style-name="P1"/>
      <text:p text:style-name="P1"/>
      <text:p text:style-name="P1"/>
      <text:p text:style-name="P1"><text:s text:c="4"/>**** insinglechar(inf);</text:p>
      <text:p text:style-name="P1"/>
      <text:p text:style-name="P1"><text:s text:c="9"/>The parameter should be a reference to an infile object</text:p>
      <text:p text:style-name="P1"><text:s text:c="9"/>using a terminal or a disk file. <text:s/>Returns next input</text:p>
      <text:p text:style-name="P1"><text:s text:c="9"/>character from the infile (after last INIMAGE) without</text:p>
      <text:p text:style-name="P1"><text:s text:c="9"/>waiting for break character. <text:s/>A subsequent INIMAGE will</text:p>
      <text:p text:style-name="P1"><text:s text:c="9"/>begin reading after the last character which has been input</text:p>
      <text:p text:style-name="P1"><text:s text:c="9"/>with INSINGLECHAR.</text:p>
      <text:p text:style-name="P1"/>
      <text:p text:style-name="P1"><text:s text:c="9"/>NOTE: The current implementation does</text:p>
      <text:p text:style-name="P1"><text:s text:c="19"/>oldim:-image; image:-blanks(1); inrecord;</text:p>
      <text:p text:style-name="P1"><text:s text:c="19"/>insinglechar:=inchar; image:-oldim;</text:p>
      <text:p text:style-name="P1"><text:s text:c="15"/>which means that it DOES wait for CR from a keyboard.</text:p>
      <text:p text:style-name="P1"><text:s text:c="15"/>This will be changed.</text:p>
      <text:p text:style-name="P1"/>
      <text:p text:style-name="P1"><text:s text:c="4"/>CHARACTER PROCEDURE insinglechar(inf);</text:p>
      <text:p text:style-name="P1"><text:s text:c="4"/>REF(Infile) inf;</text:p>
      <text:p text:style-name="P1"><text:s text:c="4"/>BEGIN</text:p>
      <text:p text:style-name="P1"><text:s text:c="7"/>EXTERNAL C PROCEDURE get1 = "get1" IS</text:p>
      <text:p text:style-name="P1"><text:s text:c="7"/>CHARACTER PROCEDURE get1(inf);</text:p>
      <text:p text:style-name="P1"><text:s text:c="7"/>REF(Infile) inf;;</text:p>
      <text:p text:style-name="P1"/>
      <text:p text:style-name="P1"><text:s text:c="7"/>insinglechar:=get1(inf);</text:p>
      <text:p text:style-name="P1"><text:s text:c="4"/>END;</text:p>
      <text:p text:style-name="P1"/>
      <text:p text:style-name="P1"/>
      <text:p text:style-name="P1"/>
      <text:p text:style-name="P1"><text:s text:c="4"/>**** lowc(c);</text:p>
      <text:p text:style-name="P1"/>
      <text:p text:style-name="P1"><text:s text:c="9"/>Returns uppercase character as lowercase equivalent,</text:p>
      <text:p text:style-name="P1"><text:s text:c="9"/>other characters unchanged.</text:p>
      <text:p text:style-name="P1"/>
      <text:p text:style-name="P1"><text:s text:c="4"/>CHARACTER PROCEDURE lowc(c); CHARACTER c;</text:p>
      <text:p text:style-name="P1"><text:s text:c="4"/>lowc:= IF NOT Letter(c) THEN c ELSE</text:p>
      <text:p text:style-name="P1"><text:soft-page-break/><text:s text:c="11"/>IF c &gt; 'z' THEN</text:p>
      <text:p text:style-name="P1"><text:s text:c="11"/>Char(Rank(c)-Rank('A')+Rank('a')) ELSE c;</text:p>
      <text:p text:style-name="P1"/>
      <text:p text:style-name="P1"/>
      <text:p text:style-name="P1"><text:s text:c="4"/>**** maketext(ch,n); <text:s text:c="2"/>! generate a ch-filled text ;</text:p>
      <text:p text:style-name="P1"/>
      <text:p text:style-name="P1"><text:s text:c="9"/>Return a text object of length n, filled with character ch.</text:p>
      <text:p text:style-name="P1"/>
      <text:p text:style-name="P1"><text:s text:c="4"/>TEXT PROCEDURE maketext(ch,n); character ch; integer n;</text:p>
      <text:p text:style-name="P1"><text:s text:c="4"/>if n &gt; 0 then</text:p>
      <text:p text:style-name="P1"><text:s text:c="4"/>BEGIN text t;</text:p>
      <text:p text:style-name="P1"><text:s text:c="10"/>t:-blanks(n);</text:p>
      <text:p text:style-name="P1"><text:s text:c="10"/>while t.more do t.putchar(ch);</text:p>
      <text:p text:style-name="P1"><text:s text:c="10"/>t.setpos(1); maketext:-t;</text:p>
      <text:p text:style-name="P1"><text:s text:c="4"/>END;</text:p>
      <text:p text:style-name="P1"/>
      <text:p text:style-name="P1"/>
      <text:p text:style-name="P1"/>
      <text:p text:style-name="P1"/>
      <text:p text:style-name="P1"><text:s text:c="4"/>**** puttext(oldstring,newstring);</text:p>
      <text:p text:style-name="P1"/>
      <text:p text:style-name="P1"><text:s text:c="9"/>Puts the (short) text newstring into the (longer) text</text:p>
      <text:p text:style-name="P1"><text:s text:c="9"/>oldstring. <text:s/>Newstring is put at POS in oldstring, and POS of</text:p>
      <text:p text:style-name="P1"><text:s text:c="9"/>oldstring is moved after the end of the new substring.</text:p>
      <text:p text:style-name="P1"><text:s text:c="9"/>Returns FALSE if there was not room for the new string,</text:p>
      <text:p text:style-name="P1"><text:s text:c="9"/>or if trying to modify a Constant text.</text:p>
      <text:p text:style-name="P1"/>
      <text:p text:style-name="P1"><text:s text:c="4"/>BOOLEAN PROCEDURE puttext(oldstring,newstring); <text:s/>NAME oldstring;</text:p>
      <text:p text:style-name="P1"><text:s text:c="4"/>TEXT oldstring,newstring;</text:p>
      <text:p text:style-name="P1"><text:s text:c="4"/>BEGIN TEXT s;</text:p>
      <text:p text:style-name="P1"><text:s text:c="6"/>s:-oldstring;</text:p>
      <text:p text:style-name="P1"><text:s text:c="6"/>IF s.Pos+newstring.Length-1 &lt;= s.Length </text:p>
      <text:p text:style-name="P1"><text:s text:c="9"/>and then not s.constant</text:p>
      <text:p text:style-name="P1"><text:s text:c="6"/>THEN BEGIN</text:p>
      <text:p text:style-name="P1"><text:s text:c="8"/>puttext:=TRUE;</text:p>
      <text:p text:style-name="P1"><text:s text:c="8"/>s.Sub(s.Pos,newstring.Length):=newstring;</text:p>
      <text:p text:style-name="P1"><text:s text:c="8"/>s.Setpos(s.Pos+newstring.Length)</text:p>
      <text:p text:style-name="P1"><text:s text:c="8"/>oldstring.Setpos(s.Pos)</text:p>
      <text:p text:style-name="P1"><text:s text:c="6"/>END;</text:p>
      <text:p text:style-name="P1"><text:s text:c="4"/>END;</text:p>
      <text:p text:style-name="P1"/>
      <text:p text:style-name="P1"/>
      <text:p text:style-name="P1"><text:s text:c="4"/>**** rest(t);</text:p>
      <text:p text:style-name="P1"/>
      <text:p text:style-name="P1"><text:s text:c="9"/>Returns a subtext reference of a text starting at Pos.</text:p>
      <text:p text:style-name="P1"/>
      <text:p text:style-name="P1"><text:s text:c="4"/>TEXT PROCEDURE rest(t); TEXT t;</text:p>
      <text:p text:style-name="P1"><text:s text:c="4"/>rest:- t.sub(t.pos,t.length+1-t.pos);</text:p>
      <text:p text:style-name="P1"/>
      <text:p text:style-name="P1"/>
      <text:p text:style-name="P1"/>
      <text:p text:style-name="P1"><text:s text:c="4"/>**** restore(fileref);</text:p>
      <text:p text:style-name="P1"><text:s text:c="9"/>NOT IMPLEMENTED (see note at top of document).</text:p>
      <text:p text:style-name="P1"/>
      <text:p text:style-name="P1"/>
      <text:p text:style-name="P1"/>
      <text:p text:style-name="P1"/>
      <text:p text:style-name="P1"><text:s text:c="4"/>**** save(fileref,continueonerror);</text:p>
      <text:p text:style-name="P1"><text:soft-page-break/><text:s text:c="9"/>NOT IMPLEMENTED (see note at top of document).</text:p>
      <text:p text:style-name="P1"/>
      <text:p text:style-name="P1"/>
      <text:p text:style-name="P1"/>
      <text:p text:style-name="P1"/>
      <text:p text:style-name="P1"><text:s text:c="4"/>**** scanchar(t);</text:p>
      <text:p text:style-name="P1"/>
      <text:p text:style-name="P1"><text:s text:c="9"/>Safe version of GETCHAR. Will not give RTS error, just</text:p>
      <text:p text:style-name="P1"><text:s text:c="9"/>returns Char(0) if NOT t.More.</text:p>
      <text:p text:style-name="P1"/>
      <text:p text:style-name="P1"><text:s text:c="4"/>CHARACTER PROCEDURE scanchar(t); NAME t; TEXT t;</text:p>
      <text:p text:style-name="P1"><text:s text:c="4"/>scanchar:= IF t.More THEN t.Getchar ELSE Char(0);</text:p>
      <text:p text:style-name="P1"/>
      <text:p text:style-name="P1"/>
      <text:p text:style-name="P1"/>
      <text:p text:style-name="P1"/>
      <text:p text:style-name="P1"><text:s text:c="4"/>**** scanint(t);</text:p>
      <text:p text:style-name="P1"/>
      <text:p text:style-name="P1"><text:s text:c="9"/>Scanint is similar to GETINT, but the handling of error</text:p>
      <text:p text:style-name="P1"><text:s text:c="9"/>conditions due to bad data is different. <text:s/>Scanint returns</text:p>
      <text:p text:style-name="P1"><text:s text:c="9"/>the value of the next integer item in the text T. <text:s/>T.Pos</text:p>
      <text:p text:style-name="P1"><text:s text:c="9"/>will only be moved if de-editing was successful.</text:p>
      <text:p text:style-name="P1"/>
      <text:p text:style-name="P1"><text:s text:c="4"/>INTEGER PROCEDURE scanint(t); <text:s/>NAME t; <text:s/>TEXT t;</text:p>
      <text:p text:style-name="P1"><text:s text:c="4"/>BEGIN</text:p>
      <text:p text:style-name="P1"><text:s text:c="6"/>EXTERNAL TEXT PROCEDURE rest;</text:p>
      <text:p text:style-name="P1"><text:s text:c="6"/>EXTERNAL INTEGER PROCEDURE checkint,maxint;</text:p>
      <text:p text:style-name="P1"><text:s text:c="6"/>TEXT s; <text:s/>INTEGER i;</text:p>
      <text:p text:style-name="P1"><text:s text:c="6"/>s:-rest(t);</text:p>
      <text:p text:style-name="P1"><text:s text:c="6"/>i:=checkint(s);</text:p>
      <text:p text:style-name="P1"><text:s text:c="6"/>IF i=1 THEN BEGIN</text:p>
      <text:p text:style-name="P1"><text:s text:c="8"/>scanint:=s.Getint;</text:p>
      <text:p text:style-name="P1"><text:s text:c="8"/>t.setpos(t.pos+s.pos-1)</text:p>
      <text:p text:style-name="P1"><text:s text:c="6"/>END ELSE scanint:=Minint</text:p>
      <text:p text:style-name="P1"><text:s text:c="4"/>END;</text:p>
      <text:p text:style-name="P1"/>
      <text:p text:style-name="P1"/>
      <text:p text:style-name="P1"/>
      <text:p text:style-name="P1"/>
      <text:p text:style-name="P1"><text:s text:c="4"/>**** LONG REAL PROCEDURE scanreal(t);</text:p>
      <text:p text:style-name="P1"/>
      <text:p text:style-name="P1"><text:s text:c="9"/>Scanreal is similar to GETREAL, but the handling of ERROR</text:p>
      <text:p text:style-name="P1"><text:s text:c="9"/>conditions due to bad data is different. <text:s/>Scanreal returns</text:p>
      <text:p text:style-name="P1"><text:s text:c="9"/>the value of the next real item in the text T. <text:s/>T.Pos will</text:p>
      <text:p text:style-name="P1"><text:s text:c="9"/>only be moved if de-editing was successful.</text:p>
      <text:p text:style-name="P1"/>
      <text:p text:style-name="P1"><text:s text:c="4"/>COMMENT -1&amp;33 should be the most negative real value;</text:p>
      <text:p text:style-name="P1"><text:s text:c="4"/>LONG REAL PROCEDURE scanreal(t); <text:s/>NAME t; <text:s/>TEXT t;</text:p>
      <text:p text:style-name="P1"><text:s text:c="4"/>BEGIN</text:p>
      <text:p text:style-name="P1"><text:s text:c="6"/>EXTERNAL TEXT PROCEDURE rest;</text:p>
      <text:p text:style-name="P1"><text:s text:c="6"/>EXTERNAL INTEGER PROCEDURE checkreal;</text:p>
      <text:p text:style-name="P1"><text:s text:c="6"/>TEXT s; <text:s/>INTEGER i;</text:p>
      <text:p text:style-name="P1"><text:s text:c="6"/>s:-rest(t);</text:p>
      <text:p text:style-name="P1"><text:s text:c="6"/>i:=checkreal(s);</text:p>
      <text:p text:style-name="P1"><text:s text:c="6"/>IF i=1 THEN BEGIN scanreal:=s.Getreal;</text:p>
      <text:p text:style-name="P1"><text:s text:c="24"/>t.setpos(t.pos+s.pos-1)</text:p>
      <text:p text:style-name="P1"><text:s text:c="13"/>END ELSE scanreal:=Minreal;</text:p>
      <text:p text:style-name="P1"><text:s text:c="4"/>END;</text:p>
      <text:p text:style-name="P1"><text:soft-page-break/></text:p>
      <text:p text:style-name="P1"/>
      <text:p text:style-name="P1"><text:s text:c="4"/>**** scanto(tt,c);</text:p>
      <text:p text:style-name="P1"/>
      <text:p text:style-name="P1"><text:s text:c="9"/>Scans from tt.Pos until the next occurrence of</text:p>
      <text:p text:style-name="P1"><text:s text:c="9"/>the character c. <text:s/>Places tt.Pos after the character found.</text:p>
      <text:p text:style-name="P1"><text:s text:c="9"/>The function value of scan is the text starting at the initial</text:p>
      <text:p text:style-name="P1"><text:s text:c="9"/>tt.Pos and not including the character c found. If no character</text:p>
      <text:p text:style-name="P1"><text:s text:c="9"/>c is found, tt.Pos will be = tt.Length+1, and scan denotes the</text:p>
      <text:p text:style-name="P1"><text:s text:c="9"/>rest of tt starting at the initial tt.Pos.</text:p>
      <text:p text:style-name="P1"/>
      <text:p text:style-name="P1"><text:s text:c="4"/>TEXT PROCEDURE scanto(tt,c);</text:p>
      <text:p text:style-name="P1"><text:s text:c="4"/>NAME tt; TEXT tt; CHARACTER c;</text:p>
      <text:p text:style-name="P1"><text:s text:c="4"/>BEGIN TEXT t; INTEGER p;</text:p>
      <text:p text:style-name="P1"><text:s text:c="4"/>EXTERNAL TEXT PROCEDURE from;</text:p>
      <text:p text:style-name="P1"><text:s text:c="6"/>t:- tt; p:= t.pos;</text:p>
      <text:p text:style-name="P1"><text:s text:c="6"/>WHILE t.more DO</text:p>
      <text:p text:style-name="P1"><text:s text:c="8"/>IF t.getchar = c THEN</text:p>
      <text:p text:style-name="P1"><text:s text:c="8"/>BEGIN</text:p>
      <text:p text:style-name="P1"><text:s text:c="10"/>scanto:- t.sub(p,t.pos-p-1);</text:p>
      <text:p text:style-name="P1"><text:s text:c="10"/>GOTO out;</text:p>
      <text:p text:style-name="P1"><text:s text:c="8"/>END;</text:p>
      <text:p text:style-name="P1"><text:s text:c="6"/>scanto:- from(t,p);</text:p>
      <text:p text:style-name="P1"><text:s text:c="6"/>out: tt.setpos(t.pos);</text:p>
      <text:p text:style-name="P1"><text:s text:c="4"/>END of scanto;</text:p>
      <text:p text:style-name="P1"/>
      <text:p text:style-name="P1"/>
      <text:p text:style-name="P1"><text:s text:c="4"/>**** search(t1,t2);</text:p>
      <text:p text:style-name="P1"/>
      <text:p text:style-name="P1"><text:s text:c="9"/>Search: find first subtext = t2 from t1.pos;</text:p>
      <text:p text:style-name="P1"/>
      <text:p text:style-name="P1"><text:s text:c="4"/>INTEGER PROCEDURE search(t1,t2);</text:p>
      <text:p text:style-name="P1"><text:s text:c="4"/>TEXT t1,t2;</text:p>
      <text:p text:style-name="P1"><text:s text:c="4"/>BEGIN</text:p>
      <text:p text:style-name="P1"><text:s text:c="10"/>.....</text:p>
      <text:p text:style-name="P1"><text:s text:c="4"/>END search;</text:p>
      <text:p text:style-name="P1"/>
      <text:p text:style-name="P1"/>
      <text:p text:style-name="P1"><text:s text:c="4"/>**** skip(tt,c);</text:p>
      <text:p text:style-name="P1"/>
      <text:p text:style-name="P1"><text:s text:c="9"/>If, starting at tt.Pos, a sequence of characters = c is found,</text:p>
      <text:p text:style-name="P1"><text:s text:c="9"/>then tt.Pos is moved past these characters, otherwise tt.Pos is</text:p>
      <text:p text:style-name="P1"><text:s text:c="9"/>unaltered.</text:p>
      <text:p text:style-name="P1"><text:s text:c="9"/>The function value of skip is rest(tt) (after changing tt.Pos).</text:p>
      <text:p text:style-name="P1"/>
      <text:p text:style-name="P1"><text:s text:c="4"/>TEXT PROCEDURE skip(tt,c);</text:p>
      <text:p text:style-name="P1"><text:s text:c="4"/>NAME tt; TEXT tt; CHARACTER c;</text:p>
      <text:p text:style-name="P1"><text:s text:c="4"/>BEGIN <text:s/>TEXT t;</text:p>
      <text:p text:style-name="P1"><text:s text:c="6"/>t:- tt;</text:p>
      <text:p text:style-name="P1"><text:s text:c="6"/>WHILE t.More DO</text:p>
      <text:p text:style-name="P1"><text:s text:c="6"/>IF t.Getchar &lt;&gt; c THEN</text:p>
      <text:p text:style-name="P1"><text:s text:c="6"/>BEGIN <text:s text:c="2"/>t.Setpos(t.Pos-1);</text:p>
      <text:p text:style-name="P1"><text:s text:c="8"/>skip:- t.sub(t.Pos,t.Length-t.Pos+1);</text:p>
      <text:p text:style-name="P1"><text:s text:c="8"/>GOTO out</text:p>
      <text:p text:style-name="P1"><text:s text:c="6"/>END;</text:p>
      <text:p text:style-name="P1"><text:s text:c="6"/>out: tt.Setpos(t.Pos)</text:p>
      <text:p text:style-name="P1"><text:s text:c="4"/>END of skip;</text:p>
      <text:p text:style-name="P1"/>
      <text:p text:style-name="P1"><text:soft-page-break/></text:p>
      <text:p text:style-name="P1"/>
      <text:p text:style-name="P1"/>
      <text:p text:style-name="P1"><text:s text:c="4"/>**** startpos(t);</text:p>
      <text:p text:style-name="P1"/>
      <text:p text:style-name="P1"><text:s text:c="9"/>Startpos returns the starting position of t within t.main.</text:p>
      <text:p text:style-name="P1"><text:s text:c="9"/>Provided for compatibility only;</text:p>
      <text:p text:style-name="P1"/>
      <text:p text:style-name="P1"><text:s text:c="4"/>INTEGER PROCEDURE startpos(t); text t;</text:p>
      <text:p text:style-name="P1"><text:s text:c="4"/>BEGIN startpos:=t.start; END;</text:p>
      <text:p text:style-name="P1"/>
      <text:p text:style-name="P1"/>
      <text:p text:style-name="P1"/>
      <text:p text:style-name="P1"><text:s text:c="4"/>**** today;</text:p>
      <text:p text:style-name="P1"/>
      <text:p text:style-name="P1"><text:s text:c="9"/>Returns a reference to a text object of length 10 with contents</text:p>
      <text:p text:style-name="P1"><text:s text:c="14"/>"yyyy-mm-nn"</text:p>
      <text:p text:style-name="P1"><text:s text:c="9"/>where yyyy is year, mm is month(in digits 01-12), nn is day</text:p>
      <text:p text:style-name="P1"><text:s text:c="9"/>(in digits 01-31). <text:s/>This is the internationally standardized</text:p>
      <text:p text:style-name="P1"><text:s text:c="9"/>format for dates.</text:p>
      <text:p text:style-name="P1"/>
      <text:p text:style-name="P1"/>
      <text:p text:style-name="P1"><text:s text:c="4"/>TEXT PROCEDURE today;</text:p>
      <text:p text:style-name="P1"><text:s text:c="7"/>BEGIN</text:p>
      <text:p text:style-name="P1"><text:s text:c="10"/>EXTERNAL c PROCEDURE to1day = "TO1DAY" IS</text:p>
      <text:p text:style-name="P1"><text:s text:c="21"/>PROCEDURE to1day(t);</text:p>
      <text:p text:style-name="P1"><text:s text:c="16"/>TEXT t;;</text:p>
      <text:p text:style-name="P1"><text:s text:c="10"/>TEXT tt;</text:p>
      <text:p text:style-name="P1"/>
      <text:p text:style-name="P1"><text:s text:c="10"/>tt :- Blanks(10);</text:p>
      <text:p text:style-name="P1"><text:s text:c="10"/>to1day(tt);</text:p>
      <text:p text:style-name="P1"><text:s text:c="10"/>today :- Copy(tt)</text:p>
      <text:p text:style-name="P1"><text:s text:c="7"/>END;</text:p>
      <text:p text:style-name="P1"/>
      <text:p text:style-name="P1"/>
      <text:p text:style-name="P1"/>
      <text:p text:style-name="P1"><text:s text:c="4"/>**** tsub(t,p,l);</text:p>
      <text:p text:style-name="P1"/>
      <text:p text:style-name="P1"><text:s text:c="9"/>Tsub is a safe variant of sub. Parameters which give</text:p>
      <text:p text:style-name="P1"><text:s text:c="9"/>an error in sub will return NOTEXT instead.</text:p>
      <text:p text:style-name="P1"/>
      <text:p text:style-name="P1"><text:s text:c="4"/>TEXT PROCEDURE tsub(t,p,l); TEXT t; INTEGER p,l;</text:p>
      <text:p text:style-name="P1"><text:s text:c="4"/>IF p &gt;= 1 AND l &gt;= 0 AND p+l &lt;= t.Length + 1 THEN</text:p>
      <text:p text:style-name="P1"><text:s text:c="8"/>tsub:- t.sub(p,l);</text:p>
      <text:p text:style-name="P1"/>
      <text:p text:style-name="P1"/>
      <text:p text:style-name="P1"/>
      <text:p text:style-name="P1"/>
      <text:p text:style-name="P1"><text:s text:c="4"/>****TEXT PROCEDURE txtptr(t);</text:p>
      <text:p text:style-name="P1"><text:s text:c="4"/>TEXT PROCEDURE txtptr(t); <text:s text:c="2"/>COMMENT For compability reasons;</text:p>
      <text:p text:style-name="P1"><text:s text:c="4"/>NAME t; TEXT t;</text:p>
      <text:p text:style-name="P1"><text:s text:c="4"/>txtptr:-t;</text:p>
      <text:p text:style-name="P1"/>
      <text:p text:style-name="P1"/>
      <text:p text:style-name="P1"><text:s text:c="4"/>**** upc(c);</text:p>
      <text:p text:style-name="P1"/>
      <text:p text:style-name="P1"><text:s text:c="9"/>Returns lowercase character as uppercase equivalent,</text:p>
      <text:p text:style-name="P1"><text:s text:c="9"/>other characters unchanged.</text:p>
      <text:p text:style-name="P1"><text:soft-page-break/></text:p>
      <text:p text:style-name="P1"><text:s text:c="4"/>CHARACTER PROCEDURE upc(c); CHARACTER c;</text:p>
      <text:p text:style-name="P1"><text:s text:c="7"/>upc:= IF NOT Letter(c) THEN c ELSE</text:p>
      <text:p text:style-name="P1"><text:s text:c="13"/>IF c &gt; 'Z' THEN</text:p>
      <text:p text:style-name="P1"><text:s text:c="16"/>Char(Rank(c)-Rank('a')+Rank('A')) ELSE c;</text:p>
      <text:p text:style-name="P1"/>
      <text:p text:style-name="P1"/>
      <text:p text:style-name="P1"/>
      <text:p text:style-name="P1"><text:s text:c="4"/>**** upcompare(master,test);</text:p>
      <text:p text:style-name="P1"/>
      <text:p text:style-name="P1"><text:s text:c="9"/>Upcompare returns TRUE if the contents</text:p>
      <text:p text:style-name="P1"><text:s text:c="9"/>of TEST is equal to the next TEST.Length characters of MASTER,</text:p>
      <text:p text:style-name="P1"><text:s text:c="9"/>counted from current MASTER.Pos.</text:p>
      <text:p text:style-name="P1"><text:s text:c="9"/>The MASTER characters will be converted to upper case</text:p>
      <text:p text:style-name="P1"><text:s text:c="9"/>before comparison (without changing the MASTER text).</text:p>
      <text:p text:style-name="P1"><text:s text:c="9"/>Note that the TEST text will NOT be converted.</text:p>
      <text:p text:style-name="P1"><text:s text:c="9"/>Thus</text:p>
      <text:p text:style-name="P1"/>
      <text:p text:style-name="P1"><text:s text:c="9"/>MASTER <text:s text:c="9"/>TEST <text:s text:c="11"/>UPCOMPARE</text:p>
      <text:p text:style-name="P1"/>
      <text:p text:style-name="P1"><text:s text:c="9"/>BEGIN <text:s text:c="10"/>BEG <text:s text:c="12"/>TRUE</text:p>
      <text:p text:style-name="P1"><text:s text:c="9"/>BEGIN <text:s text:c="10"/>beg <text:s text:c="12"/>FALSE</text:p>
      <text:p text:style-name="P1"><text:s text:c="9"/>begin <text:s text:c="10"/>BEG <text:s text:c="12"/>TRUE</text:p>
      <text:p text:style-name="P1"><text:s text:c="9"/>begin <text:s text:c="10"/>beg <text:s text:c="12"/>FALSE</text:p>
      <text:p text:style-name="P1"><text:s text:c="9"/>xxxxx <text:s text:c="10"/>BEG <text:s text:c="12"/>FALSE</text:p>
      <text:p text:style-name="P1"/>
      <text:p text:style-name="P1"><text:s text:c="9"/>assuming that MASTER.Pos = 1.</text:p>
      <text:p text:style-name="P1"><text:s text:c="9"/>If TEST == NOTEXT the result will always be TRUE.</text:p>
      <text:p text:style-name="P1"/>
      <text:p text:style-name="P1"/>
      <text:p text:style-name="P1"><text:s text:c="4"/>BOOLEAN PROCEDURE upcompare(master,test);</text:p>
      <text:p text:style-name="P1"><text:s text:c="7"/>TEXT master,test;</text:p>
      <text:p text:style-name="P1"/>
      <text:p text:style-name="P1"><text:s text:c="7"/>IF master.Pos + test.Length &lt;= master.Length + 1 THEN</text:p>
      <text:p text:style-name="P1"><text:s text:c="10"/>BEGIN</text:p>
      <text:p text:style-name="P1"><text:s text:c="13"/>CHARACTER cmaster,ctest;</text:p>
      <text:p text:style-name="P1"><text:s text:c="13"/>INTEGER shift;</text:p>
      <text:p text:style-name="P1"><text:s text:c="13"/>shift:= Rank('a') - Rank('A');</text:p>
      <text:p text:style-name="P1"><text:s text:c="13"/>WHILE master.More AND test.More AND cmaster = ctest DO</text:p>
      <text:p text:style-name="P1"><text:s text:c="16"/>BEGIN</text:p>
      <text:p text:style-name="P1"><text:s text:c="19"/>cmaster:= master.Getchar;</text:p>
      <text:p text:style-name="P1"><text:s text:c="19"/>ctest:= test.Getchar;</text:p>
      <text:p text:style-name="P1"><text:s text:c="19"/>IF (IF cmaster &gt; 'Z' THEN Letter(cmaster) ELSE FALSE)</text:p>
      <text:p text:style-name="P1"><text:s text:c="19"/>THEN</text:p>
      <text:p text:style-name="P1"><text:s text:c="22"/>cmaster:= Char(Rank(cmaster) - shift);</text:p>
      <text:p text:style-name="P1"><text:s text:c="16"/>END loop;</text:p>
      <text:p text:style-name="P1"><text:s text:c="4"/>Out: <text:s text:c="4"/>upcompare:= cmaster = ctest;</text:p>
      <text:p text:style-name="P1"><text:s text:c="10"/>END of upcompare;</text:p>
      <text:p text:style-name="P1"/>
      <text:p text:style-name="P1"/>
      <text:p text:style-name="P1"/>
      <text:p text:style-name="P1"/>
      <text:p text:style-name="P1"><text:s text:c="4"/>**** upto(t,i);</text:p>
      <text:p text:style-name="P1"/>
      <text:p text:style-name="P1"><text:s text:c="9"/>Returns a reference to the longest subtext of T before Pos = I.</text:p>
      <text:p text:style-name="P1"/>
      <text:p text:style-name="P1"><text:s text:c="4"/>TEXT PROCEDURE upto(t,i);</text:p>
      <text:p text:style-name="P1"><text:s text:c="4"/>TEXT t; INTEGER i;</text:p>
      <text:p text:style-name="P1"><text:soft-page-break/><text:s text:c="4"/>IF i&gt;0 THEN</text:p>
      <text:p text:style-name="P1"><text:s text:c="7"/>upto :- IF i&gt;t.Length THEN t ELSE t.Sub(1,i-1);</text:p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8-15T09:35:56.47</meta:creation-date>
    <meta:document-statistic meta:table-count="0" meta:image-count="0" meta:object-count="0" meta:page-count="18" meta:paragraph-count="720" meta:word-count="3383" meta:character-count="27720"/>
    <dc:date>2021-08-15T09:45:53.10</dc:date>
    <meta:editing-duration>PT9M57S</meta:editing-duration>
    <meta:editing-cycles>1</meta:editing-cycles>
    <meta:generator>OpenOffice/4.1.10$Win32 OpenOffice.org_project/4110m2$Build-9807</meta:generator>
  </office:meta>
</office:document-meta>
</file>